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En professionell 3x3 fotogrid (kontaktkarta med 7 paneler) med en konsekvent karaktär baserad på referensbilden. Varje ruta visar en olika huvudbild: olika vinklar inklusive rakt framifrån, svag profil, närbildsdetaljer och tre-fjärdedelsvyer. En blandning av professionella uttryck: självsäkert leende, neutral hållning, roligt ansikte, öppet skratt och eftertänksam blick. Blandning av kläder: texturerad röd collegetröja, krispig vit skjorta, designerjacka med läderdetaljer, strukturerad svart kavaj, avslappnad svart hoodie. Högkvalitativ studiobelysning med mjukt kantljus, 85mm objektiv för smickrande porträttkompression, ren, suddig kontorsbakgrund med subtilt djup. Skarpt fokus på ögonen, ultrarealistiska hudtexturer, 8k-upplösning, professionell stil för företagsfotografering. Ändra inte ansiktet och ansiktsdragen.</text:span></text:p>
      <text:p text:style-name="P1"><text:span text:style-name="T1"/></text:p>
      <text:p text:style-name="P1"><text:span text:style-name="T1">TIPS- Använd den nya studiobilden som referensbild</text:span></text:p>
      <text:p text:style-name="P1"><text:span text:style-name="T1"/></text:p>
      <text:p text:style-name="P1"><text:span text:style-name="T1"/></text:p>
      <text:p text:style-name="P1"><text:span text:style-name="T1">Skapa ett professionellt porträtt av studiokvalitet av personen från den första referensbilden (), och bibehåll dennes distinkta ansiktsdrag, vilda lockiga grå hår och pilotglasögon i metall. Personen ska posera på ett sätt som matchar hållningen från den andra referensbilden (). Belysningen är ljus och jämn. Bakgrunden är en ren, minimalistisk och benvit studiomiljö, något ur fokus. Bilden ska ha ultrarealistiska texturer, skarpt fokus på ögonen och en sofistikerad, exklusiv kommersiell estetik, renderad i 8k-upplösning. Behåll bildförhållandet och de distinkta ansiktsdragen."</text:span></text:p>
      <text:p text:style-name="P1"><text:span text:style-name="T1"/></text:p>
      <text:p text:style-name="P1"><text:span text:style-name="T1">TIPS- Använd den nya studiobilden som referensbild och en valfri modellbild tex från Boozt eller modesaj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685.4</meta:generator>
  </office:meta>
</office:document-meta>
</file>